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2pt" style:font-size-asian="12pt" style:font-size-complex="12pt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Hyperlink" style:family="text">
      <style:text-properties fo:font-size="12pt" style:font-size-asian="12pt" style:font-size-complex="12pt"/>
    </style:style>
    <style:style style:name="P5" style:parent-style-name="Standard" style:family="paragraph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P7" style:parent-style-name="Standard" style:family="paragraph">
      <style:text-properties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T9" style:parent-style-name="Hyperlink" style:family="text">
      <style:text-properties fo:font-size="12pt" style:font-size-asian="12pt" style:font-size-complex="12pt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Hyperlink" style:family="text">
      <style:text-properties fo:font-size="12pt" style:font-size-asian="12pt" style:font-size-complex="12pt"/>
    </style:style>
    <style:style style:name="T13" style:parent-style-name="Absatz-Standardschriftart" style:family="text">
      <style:text-properties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Hyperlink" style:family="text">
      <style:text-properties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Hyperlink" style:family="text">
      <style:text-properties fo:font-size="12pt" style:font-size-asian="12pt" style:font-size-complex="12pt"/>
    </style:style>
    <style:style style:name="T19" style:parent-style-name="Absatz-Standardschriftart" style:family="text">
      <style:text-properties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Hyperlink" style:family="text">
      <style:text-properties fo:font-size="12pt" style:font-size-asian="12pt" style:font-size-complex="12pt"/>
    </style:style>
    <style:style style:name="T22" style:parent-style-name="Absatz-Standardschriftart" style:family="text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Standard" style:family="paragraph">
      <style:text-properties fo:font-size="12pt" style:font-size-asian="12pt" style:font-size-complex="12pt"/>
    </style:style>
    <style:style style:name="P26" style:parent-style-name="Standard" style:family="paragraph">
      <style:text-properties fo:font-size="12pt" style:font-size-asian="12pt" style:font-size-complex="12pt"/>
    </style:style>
    <style:style style:name="P27" style:parent-style-name="Listenabsatz" style:list-style-name="LFO1" style:family="paragraph">
      <style:text-properties fo:font-size="12pt" style:font-size-asian="12pt" style:font-size-complex="12pt"/>
    </style:style>
    <style:style style:name="P28" style:parent-style-name="Listenabsatz" style:list-style-name="LFO1" style:family="paragraph">
      <style:text-properties fo:font-size="12pt" style:font-size-asian="12pt" style:font-size-complex="12pt"/>
    </style:style>
    <style:style style:name="P29" style:parent-style-name="Listenabsatz" style:list-style-name="LFO1" style:family="paragraph"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AD ME Data Visualisation – Laura Krone</text:p>
      <text:p text:style-name="P2">Die Abgabe der Aufgabe erfolgt über ein GitHub Repository.</text:p>
      <text:p text:style-name="Standard"><text:span text:style-name="T3">Dieses ist zu finden unter:<text:s/></text:span><text:a xlink:href="https://github.com/LauraKrone24/LauraKrone24.github.io" office:target-frame-name="_top" xlink:show="replace"><text:span text:style-name="T4">https://github.com/LauraKrone24/LauraKrone24.github.io</text:span></text:a></text:p>
      <text:p text:style-name="P5">Das Repository beinhaltet die erstellten Datensätze, die Python Datei, die zur Erstellung der CSV-Dateien verwendet wurde, die Visualisierungen (HTML – Dateien) und eine Kopie der Dokumentation.<text:s/></text:p>
      <text:p text:style-name="P6"/>
      <text:p text:style-name="P7">Jede Visualisierung kann lokal oder unter den folgenden Links betrachtet werden.<text:s/></text:p>
      <text:p text:style-name="Standard"><text:span text:style-name="T8">Visualisierung 1: <text:s/></text:span><text:a xlink:href="https://laurakrone24.github.io/airports.html" office:target-frame-name="_top" xlink:show="replace"><text:span text:style-name="T9">https://laurakrone24.github.io/airports.html</text:span></text:a><text:span text:style-name="T10"><text:s/></text:span></text:p>
      <text:p text:style-name="Standard"><text:span text:style-name="T11">Visualisierung 2:<text:s/></text:span><text:a xlink:href="https://laurakrone24.github.io/airlines.html" office:target-frame-name="_top" xlink:show="replace"><text:span text:style-name="T12">https://laurakrone24.github.io/airlines.html</text:span></text:a><text:span text:style-name="T13"><text:s/></text:span></text:p>
      <text:p text:style-name="Standard"><text:span text:style-name="T14">Visualisierung 3:</text:span><text:s/><text:a xlink:href="https://laurakrone24.github.io/connections.html" office:target-frame-name="_top" xlink:show="replace"><text:span text:style-name="T15">https://laurakrone24.github.io/connections.html</text:span></text:a><text:span text:style-name="T16"><text:s/></text:span></text:p>
      <text:p text:style-name="Standard"><text:span text:style-name="T17">Visualisierung 4:<text:s/></text:span><text:a xlink:href="https://laurakrone24.github.io/DelayComparison.html" office:target-frame-name="_top" xlink:show="replace"><text:span text:style-name="T18">https://laurakrone24.github.io/DelayComparison.html</text:span></text:a><text:span text:style-name="T19"><text:s/></text:span></text:p>
      <text:p text:style-name="Standard"><text:span text:style-name="T20">Visualisierung 5:<text:s/></text:span><text:a xlink:href="https://laurakrone24.github.io/BestConnect.html" office:target-frame-name="_top" xlink:show="replace"><text:span text:style-name="T21">https://laurakrone24.github.io/BestConnect.html</text:span></text:a><text:span text:style-name="T22"><text:s/></text:span></text:p>
      <text:p text:style-name="P23"/>
      <text:p text:style-name="P24">Wichtig!! Auch bei dem Öffnen der lokalen Variante einer Visualisierung wird ein Internetzugang benötigt.<text:s/></text:p>
      <text:p text:style-name="P25"/>
      <text:p text:style-name="P26">Für eine Ausführung der Python Datei (Python 3.11.2) wird folgendes benötigt.<text:s/></text:p>
      <text:list text:style-name="LFO1" text:continue-numbering="true">
        <text:list-item>
          <text:p text:style-name="P27">Internetzugang mit ausreichender Geschwindigkeit</text:p>
        </text:list-item>
        <text:list-item>
          <text:p text:style-name="P28">Pandas</text:p>
        </text:list-item>
        <text:list-item>
          <text:p text:style-name="P29">Numpy<text:s/></text:p>
        </text:list-item>
      </text:list>
      <text:p text:style-name="P30">Anmerkung: Je nach Browser und dessen Default Settings unterscheidet sich die Ansicht der Menus ggf. (2 Varianten in Screenshots zu sehen)<text:s/></text:p>
      <text:p text:style-name="P31"><text:s/></text:p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language="de" fo:country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rone, Laura (DualStudy)</meta:initial-creator>
    <dc:creator>Laura Krone</dc:creator>
    <meta:creation-date>2023-05-15T09:50:00Z</meta:creation-date>
    <dc:date>2023-05-15T11:04:00Z</dc:date>
    <meta:template xlink:href="Normal.dotm" xlink:type="simple"/>
    <meta:editing-cycles>3</meta:editing-cycles>
    <meta:editing-duration>PT0S</meta:editing-duration>
    <meta:document-statistic meta:page-count="1" meta:paragraph-count="3" meta:word-count="218" meta:character-count="1590" meta:row-count="11" meta:non-whitespace-character-count="1375"/>
  </office:meta>
</office:document-meta>
</file>